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adornments="Regular" style:font-pitch="variable"/>
    <style:font-face style:name="Wingdings" svg:font-family="Wingdings" style:font-adornments="Regular" style:font-pitch="variable"/>
  </office:font-face-decls>
  <office:automatic-styles>
    <style:style style:name="Table1" style:family="table">
      <style:table-properties style:width="16.808cm" fo:margin-left="-0.191cm" fo:margin-top="0cm" fo:margin-bottom="0cm" table:align="left" style:writing-mode="lr-tb"/>
    </style:style>
    <style:style style:name="Table1.A" style:family="table-column">
      <style:table-column-properties style:column-width="5.643cm"/>
    </style:style>
    <style:style style:name="Table1.C" style:family="table-column">
      <style:table-column-properties style:column-width="5.523cm"/>
    </style:style>
    <style:style style:name="Table1.1" style:family="table-row">
      <style:table-row-properties style:min-row-height="0.485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942cm" fo:keep-together="auto"/>
    </style:style>
    <style:style style:name="Table1.3" style:family="table-row">
      <style:table-row-properties style:min-row-height="1.457cm" fo:keep-together="auto"/>
    </style:style>
    <style:style style:name="Table2" style:family="table">
      <style:table-properties style:width="17.381cm" fo:margin-left="-0.191cm" fo:margin-top="0cm" fo:margin-bottom="0cm" table:align="left" style:writing-mode="lr-tb"/>
    </style:style>
    <style:style style:name="Table2.A" style:family="table-column">
      <style:table-column-properties style:column-width="5.793cm"/>
    </style:style>
    <style:style style:name="Table2.B" style:family="table-column">
      <style:table-column-properties style:column-width="5.79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381cm" fo:margin-left="-0.191cm" fo:margin-top="0cm" fo:margin-bottom="0cm" table:align="left" style:writing-mode="lr-tb"/>
    </style:style>
    <style:style style:name="Table3.A" style:family="table-column">
      <style:table-column-properties style:column-width="5.689cm"/>
    </style:style>
    <style:style style:name="Table3.B" style:family="table-column">
      <style:table-column-properties style:column-width="6.003cm"/>
    </style:style>
    <style:style style:name="Table3.C" style:family="table-column">
      <style:table-column-properties style:column-width="5.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445cm" fo:margin-left="-0.254cm" fo:margin-top="0cm" fo:margin-bottom="0cm" table:align="left" style:writing-mode="lr-tb"/>
    </style:style>
    <style:style style:name="Table4.A" style:family="table-column">
      <style:table-column-properties style:column-width="5.934cm"/>
    </style:style>
    <style:style style:name="Table4.B" style:family="table-column">
      <style:table-column-properties style:column-width="5.754cm"/>
    </style:style>
    <style:style style:name="Table4.C" style:family="table-column">
      <style:table-column-properties style:column-width="5.75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 style:master-page-name="Converted1">
      <style:paragraph-properties style:page-number="auto"/>
    </style:style>
    <style:style style:name="P4" style:family="paragraph" style:parent-style-name="Header">
      <style:paragraph-properties style:border-line-width-bottom="0.106cm 0.026cm 0.026cm" fo:padding-left="0cm" fo:padding-right="0cm" fo:padding-top="0cm" fo:padding-bottom="0.035cm" fo:border-left="none" fo:border-right="none" fo:border-top="none" fo:border-bottom="4.51pt double #622423"/>
      <style:text-properties officeooo:paragraph-rsid="001351db"/>
    </style:style>
    <style:style style:name="P5" style:family="paragraph" style:parent-style-name="Heading_20_1" style:list-style-name="WWNum2">
      <style:text-properties officeooo:paragraph-rsid="001351db"/>
    </style:style>
    <style:style style:name="P6" style:family="paragraph" style:parent-style-name="Heading_20_1" style:list-style-name="WWNum2" style:master-page-name="Converted3">
      <style:paragraph-properties style:page-number="auto"/>
      <style:text-properties officeooo:paragraph-rsid="001351db"/>
    </style:style>
    <style:style style:name="P7" style:family="paragraph" style:parent-style-name="Heading_20_1" style:master-page-name="Converted1">
      <style:paragraph-properties style:page-number="auto"/>
      <style:text-properties officeooo:paragraph-rsid="001351db"/>
    </style:style>
    <style:style style:name="P8" style:family="paragraph" style:parent-style-name="Heading_20_1">
      <style:text-properties officeooo:paragraph-rsid="001351db"/>
    </style:style>
    <style:style style:name="P9" style:family="paragraph" style:parent-style-name="Heading_20_1">
      <style:paragraph-properties fo:margin-top="0cm" fo:margin-bottom="0cm" style:contextual-spacing="false" fo:break-before="page"/>
      <style:text-properties officeooo:paragraph-rsid="001351db"/>
    </style:style>
    <style:style style:name="P10" style:family="paragraph" style:parent-style-name="Heading_20_1">
      <style:text-properties officeooo:paragraph-rsid="001351db"/>
    </style:style>
    <style:style style:name="P11" style:family="paragraph" style:parent-style-name="Heading_20_1">
      <style:paragraph-properties fo:break-before="page"/>
      <style:text-properties officeooo:paragraph-rsid="001351db"/>
    </style:style>
    <style:style style:name="P12" style:family="paragraph" style:parent-style-name="Heading_20_2" style:list-style-name="WWNum2">
      <style:text-properties officeooo:paragraph-rsid="001351db"/>
    </style:style>
    <style:style style:name="P13" style:family="paragraph" style:parent-style-name="Heading_20_2">
      <style:paragraph-properties fo:margin-left="0.635cm"/>
      <style:text-properties officeooo:paragraph-rsid="001351db"/>
    </style:style>
    <style:style style:name="P14" style:family="paragraph" style:parent-style-name="List_20_Paragraph" style:list-style-name="WWNum1">
      <style:text-properties officeooo:paragraph-rsid="001351db"/>
    </style:style>
    <style:style style:name="P15" style:family="paragraph" style:parent-style-name="List_20_Paragraph" style:list-style-name="WWNum3">
      <style:text-properties officeooo:paragraph-rsid="001351db"/>
    </style:style>
    <style:style style:name="P16" style:family="paragraph" style:parent-style-name="List_20_Paragraph" style:list-style-name="WWNum7">
      <style:text-properties officeooo:paragraph-rsid="001351db"/>
    </style:style>
    <style:style style:name="P17" style:family="paragraph" style:parent-style-name="List_20_Paragraph">
      <style:paragraph-properties fo:margin-left="0.635cm"/>
      <style:text-properties officeooo:paragraph-rsid="001351db"/>
    </style:style>
    <style:style style:name="P18" style:family="paragraph" style:parent-style-name="List_20_Paragraph">
      <style:paragraph-properties fo:margin-left="1.397cm"/>
      <style:text-properties officeooo:paragraph-rsid="001351db"/>
    </style:style>
    <style:style style:name="P19" style:family="paragraph" style:parent-style-name="Standard">
      <style:text-properties fo:color="#000000" loext:opacity="100%" officeooo:rsid="0006b40d" officeooo:paragraph-rsid="001351db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it" fo:country="IT" officeooo:paragraph-rsid="001351d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it" fo:country="IT" officeooo:paragraph-rsid="001351d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text-properties officeooo:paragraph-rsid="001351db"/>
    </style:style>
    <style:style style:name="P23" style:family="paragraph" style:parent-style-name="Standard" style:master-page-name="Converted2">
      <style:paragraph-properties style:page-number="auto" fo:break-before="page"/>
      <style:text-properties officeooo:paragraph-rsid="001351d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6b40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51859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officeooo:rsid="001351db"/>
    </style:style>
    <style:style style:name="T7" style:family="text">
      <style:text-properties style:font-name="Cambria" fo:font-size="16pt" style:font-name-asian="F" style:font-size-asian="16pt" style:font-name-complex="F" style:font-size-complex="16pt"/>
    </style:style>
    <style:style style:name="T8" style:family="text">
      <style:text-properties fo:color="#3465a4" loext:opacity="100%"/>
    </style:style>
    <style:style style:name="T9" style:family="text">
      <style:text-properties fo:color="#3465a4" loext:opacity="100%" fo:font-size="8pt" style:font-size-asian="8pt" style:font-size-complex="8pt"/>
    </style:style>
    <style:style style:name="T10" style:family="text">
      <style:text-properties fo:color="#3465a4" loext:opacity="100%" officeooo:rsid="0015185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utore:Gabriele Simoni</text:p>
      <text:p text:style-name="P22"><office:annotation office:name="__Annotation__11_2331338977" loext:resolved="false"><dc:creator>chiara ghilardi</dc:creator><dc:date>2024-01-04T19:32:00</dc:date><meta:creator-initials>cg</meta:creator-initials><text:p>Mancano didascalie, numero di pagina e il sommario fatto a mano</text:p></office:annotation>Data:16/12/23</text:p>
      <text:p text:style-name="P22"><office:annotation-end office:name="__Annotation__11_2331338977"/></text:p>
      <text:table-of-content text:style-name="Sect1" text:name="Table of Contents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<text:span text:style-name="T8">SOMMARIO</text:span></text:p>
          </text:index-title>
          <text:p text:style-name="P1"><text:a xlink:type="simple" xlink:href="#__RefHeading___Toc1259_2331338977" text:style-name="Index_20_Link" text:visited-style-name="Index_20_Link"><text:span text:style-name="T8">1. SCOPO DEL PROGETTO<text:tab/>3</text:span></text:a></text:p>
          <text:p text:style-name="P1"><text:a xlink:type="simple" xlink:href="#__RefHeading___Toc1261_2331338977" text:style-name="Index_20_Link" text:visited-style-name="Index_20_Link"><text:span text:style-name="T8">2. <text:s/>SCOPO DEL DOCUMENTO<text:tab/>4</text:span></text:a></text:p>
          <text:p text:style-name="P1"><text:a xlink:type="simple" xlink:href="#__RefHeading___Toc1263_2331338977" text:style-name="Index_20_Link" text:visited-style-name="Index_20_Link"><text:span text:style-name="T8">3. ANALISI<text:tab/>4</text:span></text:a></text:p>
          <text:p text:style-name="P2"><text:a xlink:type="simple" xlink:href="#__RefHeading___Toc1265_2331338977" text:style-name="Index_20_Link" text:visited-style-name="Index_20_Link"><text:span text:style-name="T9">3.1. USE CASE DIAGRAM<text:tab/>4</text:span></text:a></text:p>
          <text:p text:style-name="P2"><text:a xlink:type="simple" xlink:href="#__RefHeading___Toc1267_2331338977" text:style-name="Index_20_Link" text:visited-style-name="Index_20_Link"><text:span text:style-name="T9">3.2. SCENARI OPERATIVI DEL CASO D’USO MODIFICA PRODOTTO<text:tab/>4</text:span></text:a></text:p>
          <text:p text:style-name="P2"><text:a xlink:type="simple" xlink:href="#__RefHeading___Toc1269_2331338977" text:style-name="Index_20_Link" text:visited-style-name="Index_20_Link"><text:span text:style-name="T9">2.3.REQUISITI<text:tab/>4</text:span></text:a></text:p>
          <text:p text:style-name="P1"><text:a xlink:type="simple" xlink:href="#__RefHeading___Toc1271_2331338977" text:style-name="Index_20_Link" text:visited-style-name="Index_20_Link"><text:span text:style-name="T8">4. SPECIFICA DEI TEST DI SISTEMA<text:tab/>6</text:span></text:a></text:p>
          <text:p text:style-name="P2"><text:a xlink:type="simple" xlink:href="#__RefHeading___Toc1273_2331338977" text:style-name="Index_20_Link" text:visited-style-name="Index_20_Link"><text:span text:style-name="T9">4.1.TEST BED<text:tab/>6</text:span></text:a></text:p>
          <text:p text:style-name="P2"><text:a xlink:type="simple" xlink:href="#__RefHeading___Toc1275_2331338977" text:style-name="Index_20_Link" text:visited-style-name="Index_20_Link"><text:span text:style-name="T9">4.1.PROCEDURA DI TEST<text:tab/>6</text:span></text:a></text:p>
          <text:p text:style-name="P1"><text:span text:style-name="T10">5. </text:span><text:a xlink:type="simple" xlink:href="#__RefHeading___Toc1277_2331338977" text:style-name="Index_20_Link" text:visited-style-name="Index_20_Link"><text:span text:style-name="T8">Tracciabilità<text:tab/>7</text:span></text:a></text:p>
        </text:index-body>
      </text:table-of-content>
      <text:h text:style-name="P8" text:outline-level="1"/>
      <text:h text:style-name="P8" text:outline-level="1"/>
      <text:p text:style-name="P22"/>
      <text:p text:style-name="P22"/>
      <text:p text:style-name="P22"/>
      <text:p text:style-name="P22"/>
      <text:p text:style-name="P23"/>
      <text:list xml:id="list1666110795" text:style-name="WWNum2">
        <text:list-item>
          <text:h text:style-name="P5" text:outline-level="1"><text:bookmark-start text:name="__RefHeading___Toc1259_2331338977"/><office:annotation office:name="__Annotation__31_2331338977" loext:resolved="false"><dc:creator>chiara ghilardi</dc:creator><dc:date>2024-01-04T19:34:00</dc:date><meta:creator-initials>cg</meta:creator-initials><text:p>Manca scopo del documento</text:p></office:annotation>SCOPO DEL PROGETTO<office:annotation-end office:name="__Annotation__31_2331338977"/><text:bookmark-end text:name="__RefHeading___Toc1259_2331338977"/></text:h>
        </text:list-item>
      </text:list>
      <text:p text:style-name="P22"/>
      <text:p text:style-name="P22">Il progetto ha lo scopo di sviluppare un SW di gestione che salva/carica i prodotti in\da un file che sia utilizzato dai magazzinieri per:</text:p>
      <text:list text:style-name="WWNum1">
        <text:list-item>
          <text:p text:style-name="P14">L’aggiunta,la modifica,la ricerca e la rimozione di un prodotto tramite un apposito menù.</text:p>
        </text:list-item>
        <text:list-item>
          <text:p text:style-name="P14">La gestione di altri campi opzionali.</text:p>
        </text:list-item>
      </text:list>
      <text:p text:style-name="P22"/>
      <text:h text:style-name="P11" text:outline-level="1"/>
      <text:list xml:id="list233143567862655" text:continue-list="list1666110795" text:style-name="WWNum2">
        <text:list-item>
          <text:h text:style-name="P5" text:outline-level="1"><text:bookmark-start text:name="__RefHeading___Toc1263_2331338977"/>ANALISI<text:bookmark-end text:name="__RefHeading___Toc1263_2331338977"/></text:h>
          <text:list>
            <text:list-item>
              <text:h text:style-name="P12" text:outline-level="2"><text:bookmark-start text:name="__RefHeading___Toc1265_2331338977"/>USE CASE DIAGRAM<text:bookmark-end text:name="__RefHeading___Toc1265_2331338977"/></text:h>
            </text:list-item>
            <text:list-item>
              <text:h text:style-name="P12" text:outline-level="2"><text:bookmark-start text:name="__RefHeading___Toc1267_2331338977"/>SCENARI OPERATIVI DEL <office:annotation office:name="__Annotation__43_2331338977" loext:resolved="false"><dc:creator>chiara ghilardi</dc:creator><dc:date>2024-01-04T19:39:00</dc:date><meta:creator-initials>cg</meta:creator-initials><text:p>Quale?</text:p></office:annotation>CASO D’USO<office:annotation-end office:name="__Annotation__43_2331338977"/> <text:span text:style-name="T2">MODIFICA PRODOTTO</text:span><text:bookmark-end text:name="__RefHeading___Toc1267_2331338977"/></text:h>
            </text:list-item>
          </text:list>
        </text:list-item>
      </text:list>
      <text:p text:style-name="P22">Precondizione:Il magazziniere ha già scelto il file su cui caricare i prodotti,effettuato la sua ricerca e ha già il prodotto nel file.</text:p>
      <text:list text:style-name="WWNum3">
        <text:list-item>
          <text:p text:style-name="P15">Si apre la pagina di gestione dei prodotti già salvati.</text:p>
        </text:list-item>
        <text:list-item>
          <text:p text:style-name="P15">Si <text:s/>preme sul prodotto da modificare e si preme il pulsante “modifica prodotto”.</text:p>
        </text:list-item>
        <text:list-item>
          <text:p text:style-name="P15">Si modificano le informazioni desiderate.</text:p>
        </text:list-item>
        <text:list-item>
          <text:p text:style-name="P15">Si preme il pulsante “Salva”.</text:p>
        </text:list-item>
        <text:list-item>
          <text:p text:style-name="P15">Le nuove informazioni vengono sovrascritte nel file precedentemente selezionato.</text:p>
        </text:list-item>
      </text:list>
      <text:p text:style-name="P17">Eccezione:</text:p>
      <text:list text:style-name="WWNum7">
        <text:list-item>
          <text:p text:style-name="P16">Si apre la pagina di gestione dei prodotti già salvati.</text:p>
        </text:list-item>
        <text:list-item>
          <text:p text:style-name="P16">Si <text:s/>preme sul prodotto da modificare e si preme il pulsante “modifica prodotto”.</text:p>
        </text:list-item>
        <text:list-item>
          <text:p text:style-name="P16">Si modificano le informazioni desiderate.</text:p>
        </text:list-item>
        <text:list-item>
          <text:p text:style-name="P16">Si preme il pulsante “Salva”.</text:p>
        </text:list-item>
        <text:list-item>
          <text:p text:style-name="P16">La quantità inserita risulta <text:span text:style-name="T2">una quantità </text:span>non valida <text:span text:style-name="T2">poiché troppo grande</text:span>,il SW non <text:span text:style-name="T2">porta alla schermata successiva </text:span></text:p>
        </text:list-item>
      </text:list>
      <text:p text:style-name="P18"/>
      <text:h text:style-name="P13" text:outline-level="2"><text:bookmark-start text:name="__RefHeading___Toc1269_2331338977"/>2.3.REQUISITI<text:bookmark-end text:name="__RefHeading___Toc1269_2331338977"/></text:h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20">IDENTIFICATIVO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2">
          <table:table-cell table:style-name="Table1.A1" office:value-type="string">
            <text:p text:style-name="P21" loext:marker-style-name="T3"><text:span text:style-name="T3">2</text:span></text:p>
          </table:table-cell>
          <table:table-cell table:style-name="Table1.A1" office:value-type="string">
            <text:p text:style-name="P20">Il sistema deve permettere al magazziniere di modificare le informazioni di un prodotto esistente.</text:p>
          </table:table-cell>
          <table:table-cell table:style-name="Table1.A1" office:value-type="string">
            <text:p text:style-name="P20">Funzionale</text:p>
          </table:table-cell>
        </table:table-row>
        <table:table-row table:style-name="Table1.3">
          <table:table-cell table:style-name="Table1.A1" office:value-type="string">
            <text:p text:style-name="P21" loext:marker-style-name="T3"><text:span text:style-name="T3">8</text:span></text:p>
          </table:table-cell>
          <table:table-cell table:style-name="Table1.A1" office:value-type="string">
            <text:p text:style-name="P20">Il software deve essere in grado di funzionare sui computer con <text:span text:style-name="T6"><text:s/>le</text:span> versioni <office:annotation office:name="__Annotation__92_2331338977" loext:resolved="false"><dc:creator>chiara ghilardi</dc:creator><dc:date>2024-01-04T19:40:00</dc:date><meta:creator-initials>cg</meta:creator-initials><text:p>Quali?</text:p></office:annotation>di Windows <text:span text:style-name="T6">XP,Windows7,Windows 10,Windows 11</text:span>.<office:annotation-end office:name="__Annotation__92_2331338977"/></text:p>
          </table:table-cell>
          <table:table-cell table:style-name="Table1.A1" office:value-type="string">
            <text:p text:style-name="P20">Di dominio</text:p>
          </table:table-cell>
        </table:table-row>
        <table:table-row table:style-name="Table1.3">
          <table:table-cell table:style-name="Table1.A1" office:value-type="string">
            <text:p text:style-name="P21" loext:marker-style-name="T3"><text:span text:style-name="T3">10</text:span></text:p>
          </table:table-cell>
          <table:table-cell table:style-name="Table1.A1" office:value-type="string">
            <text:p text:style-name="P20">Il software deve essere in grado di garantire <text:span text:style-name="T6">la</text:span><office:annotation office:name="__Annotation__101_2331338977" loext:resolved="false"><dc:creator>chiara ghilardi</dc:creator><dc:date>2024-01-04T19:40:00</dc:date><meta:creator-initials>cg</meta:creator-initials><text:p>Cosa vuol dire efficace?</text:p></office:annotation> g<office:annotation-end office:name="__Annotation__101_2331338977"/>estione di memorizzazione dei dati.</text:p>
          </table:table-cell>
          <table:table-cell table:style-name="Table1.A1" office:value-type="string">
            <text:p text:style-name="P20">Non funzionale</text:p>
          </table:table-cell>
        </table:table-row>
        <table:table-row table:style-name="Table1.3">
          <table:table-cell table:style-name="Table1.A1" office:value-type="string">
            <text:p text:style-name="P21" loext:marker-style-name="T3"><text:span text:style-name="T3">11</text:span></text:p>
          </table:table-cell>
          <table:table-cell table:style-name="Table1.A1" office:value-type="string">
            <text:p text:style-name="P20">Il software deve essere strutturato <office:annotation office:name="__Annotation__113_2331338977" loext:resolved="false"><dc:creator>chiara ghilardi</dc:creator><dc:date>2024-01-04T19:41:00</dc:date><meta:creator-initials>cg</meta:creator-initials><text:p>Cioè?</text:p></office:annotation>in maniera tale da <text:span text:style-name="T6">rendere veloce</text:span> la manutendibilità e l’aggiornamento <office:annotation-end office:name="__Annotation__113_2331338977"/>del software nel tempo.</text:p>
          </table:table-cell>
          <table:table-cell table:style-name="Table1.A1" office:value-type="string">
            <text:p text:style-name="P20">Non funzionale</text:p>
          </table:table-cell>
        </table:table-row>
        <table:table-row table:style-name="Table1.3">
          <table:table-cell table:style-name="Table1.A1" office:value-type="string">
            <text:p text:style-name="P21" loext:marker-style-name="T3"><text:span text:style-name="T3">12</text:span></text:p>
          </table:table-cell>
          <table:table-cell table:style-name="Table1.A1" office:value-type="string">
            <text:p text:style-name="P20">L’interfaccia deve essere intuitiva <office:annotation office:name="__Annotation__125_2331338977" loext:resolved="false"><dc:creator>chiara ghilardi</dc:creator><dc:date>2024-01-04T19:44:00</dc:date><meta:creator-initials>cg</meta:creator-initials><text:p>Cosa vuol dire?i</text:p></office:annotation>e user-friendy <text:s/><text:span text:style-name="T6">rendendo il SW utilizzabile </text:span><office:annotation-end office:name="__Annotation__125_2331338977"/>senza una specifica formazione.</text:p>
          </table:table-cell>
          <table:table-cell table:style-name="Table1.A1" office:value-type="string">
            <text:p text:style-name="P20">Interfaccia</text:p>
          </table:table-cell>
        </table:table-row>
      </table:table>
      <text:list text:continue-list="list233143567862655" text:style-name="WWNum2">
        <text:list-item>
          <text:h text:style-name="P6" text:outline-level="1"><text:bookmark-start text:name="__RefHeading___Toc1271_2331338977"/>SPECIFICA DEI TEST DI SISTEMA<text:bookmark-end text:name="__RefHeading___Toc1271_2331338977"/></text:h>
        </text:list-item>
      </text:list>
      <text:h text:style-name="P13" text:outline-level="2"><text:bookmark-start text:name="__RefHeading___Toc1273_2331338977"/>4.1.TEST BED<text:bookmark-end text:name="__RefHeading___Toc1273_2331338977"/></text:h>
      <text:p text:style-name="P22">Per effettuare il testo sarà necessario un solo PC. Con le stesse caratteristiche HW presenti in magazzino con una versione di Windows dal 7 in su.Dovrà avere installato il SW sviluppato nella giusta versione.</text:p>
      <text:h text:style-name="P13" text:outline-level="2"><text:bookmark-start text:name="__RefHeading___Toc1275_2331338977"/>4.1.<office:annotation office:name="__Annotation__267_2331338977" loext:resolved="false"><dc:creator>chiara ghilardi</dc:creator><dc:date>2024-01-04T19:45:00</dc:date><meta:creator-initials>cg</meta:creator-initials><text:p>Dovevi farle per modifica prodotto</text:p></office:annotation>PROCEDURA DI TEST<office:annotation-end office:name="__Annotation__267_2331338977"/><text:bookmark-end text:name="__RefHeading___Toc1275_2331338977"/></text:h>
      <text:p text:style-name="P22">Test del requisito 1.</text:p>
      <text:p text:style-name="P22"/>
      <text:p text:style-name="P22">Procedura 1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20">Passo</text:p>
          </table:table-cell>
          <table:table-cell table:style-name="Table2.A1" office:value-type="string">
            <text:p text:style-name="P20">Azione</text:p>
          </table:table-cell>
          <table:table-cell table:style-name="Table2.A1" office:value-type="string">
            <text:p text:style-name="P20">Risposta attesa</text:p>
          </table:table-cell>
        </table:table-row>
        <table:table-row table:style-name="Table2.1"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0">Il magazziniere <text:span text:style-name="T6">preme</text:span> <text:span text:style-name="T6">sul</text:span> prodotto</text:p>
          </table:table-cell>
          <table:table-cell table:style-name="Table2.A1" office:value-type="string">
            <text:p text:style-name="P20">Si abilita il pulsante “avanti”</text:p>
          </table:table-cell>
        </table:table-row>
        <table:table-row table:style-name="Table2.1"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>Il magazziniere <text:span text:style-name="T6">modifica</text:span> tutte le <office:annotation office:name="__Annotation__283_2331338977" loext:resolved="false"><dc:creator>chiara ghilardi</dc:creator><dc:date>2024-01-04T19:45:00</dc:date><meta:creator-initials>cg</meta:creator-initials><text:p>Spiegare meglio</text:p></office:annotation>informazioni <text:span text:style-name="T6">di cui ha bisogno</text:span>.<office:annotation-end office:name="__Annotation__283_2331338977"/></text:p>
          </table:table-cell>
          <table:table-cell table:style-name="Table2.A1" office:value-type="string">
            <text:p text:style-name="P20">Si abiilta il pulsante “salva”</text:p>
          </table:table-cell>
        </table:table-row>
        <table:table-row table:style-name="Table2.1">
          <table:table-cell table:style-name="Table2.A1" office:value-type="string">
            <text:p text:style-name="P20">3</text:p>
          </table:table-cell>
          <table:table-cell table:style-name="Table2.A1" office:value-type="string">
            <text:p text:style-name="P20">Il magazziniere preme il pulsante salva</text:p>
          </table:table-cell>
          <table:table-cell table:style-name="Table2.A1" office:value-type="string">
            <text:p text:style-name="P20">Il prodotto viene <text:span text:style-name="T6">sovrascritto</text:span> nel file scelto precedentemente.</text:p>
          </table:table-cell>
        </table:table-row>
      </table:table>
      <text:p text:style-name="P22"/>
      <text:p text:style-name="P22">Procedura 2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Passo</text:p>
          </table:table-cell>
          <table:table-cell table:style-name="Table3.A1" office:value-type="string">
            <text:p text:style-name="P20">Azione</text:p>
          </table:table-cell>
          <table:table-cell table:style-name="Table3.A1" office:value-type="string">
            <text:p text:style-name="P20">Risposta attesa</text:p>
          </table:table-cell>
        </table:table-row>
        <table:table-row table:style-name="Table3.1"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Il magazziniere <text:span text:style-name="T6">preme</text:span> <text:span text:style-name="T6">sul</text:span> prodotto</text:p>
          </table:table-cell>
          <table:table-cell table:style-name="Table3.A1" office:value-type="string">
            <text:p text:style-name="P20">Si abilita il pulsante “avanti”</text:p>
          </table:table-cell>
        </table:table-row>
        <table:table-row table:style-name="Table3.1">
          <table:table-cell table:style-name="Table3.A1" office:value-type="string">
            <text:p text:style-name="P20">2</text:p>
          </table:table-cell>
          <table:table-cell table:style-name="Table3.A1" office:value-type="string">
            <text:p text:style-name="P20">Il magazziniere inserisce una quantità <text:span text:style-name="T6">troppo alta.</text:span><office:annotation office:name="__Annotation__382_2331338977" loext:resolved="false"><dc:creator>chiara ghilardi</dc:creator><dc:date>2024-01-04T19:46:00</dc:date><meta:creator-initials>cg</meta:creator-initials><text:p>Cosa vuol dire?</text:p></office:annotation><office:annotation-end office:name="__Annotation__382_2331338977"/></text:p>
          </table:table-cell>
          <table:table-cell table:style-name="Table3.A1" office:value-type="string">
            <text:p text:style-name="P20">Il software manda un output in cui spiega che la quantità inserita non è disponibile e non si abilità il pulsante “salva”</text:p>
          </table:table-cell>
        </table:table-row>
      </table:table>
      <text:p text:style-name="P22"/>
      <text:p text:style-name="P22"/>
      <text:p text:style-name="P22"/>
      <text:p text:style-name="P22"/>
      <text:h text:style-name="P9" text:outline-level="1" loext:marker-style-name="T3"><text:bookmark-start text:name="__RefHeading___Toc1277_2331338977"/><text:span text:style-name="T4">5. </text:span><text:span text:style-name="T3">Tracciabilità</text:span><text:bookmark-end text:name="__RefHeading___Toc1277_2331338977"/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User need</text:p>
          </table:table-cell>
          <table:table-cell table:style-name="Table4.A1" office:value-type="string">
            <text:p text:style-name="P20">Requisiti sw</text:p>
          </table:table-cell>
          <table:table-cell table:style-name="Table4.A1" office:value-type="string">
            <text:p text:style-name="P20">Procedura di test</text:p>
          </table:table-cell>
        </table:table-row>
        <table:table-row table:style-name="Table4.1">
          <table:table-cell table:style-name="Table4.A1" office:value-type="string">
            <text:p text:style-name="P20">Il sistema deve consentire al magazziniere <text:s/>di aggiungere un prodotto inserendo marca,modello,seriale univoco,quantità,prezzo e disponibilità</text:p>
          </table:table-cell>
          <table:table-cell table:style-name="Table4.A1" office:value-type="string">
            <text:p text:style-name="P21" loext:marker-style-name="T5"><text:span text:style-name="T5">1</text:span></text:p>
          </table:table-cell>
          <table:table-cell table:style-name="Table4.A1" office:value-type="string">
            <text:p text:style-name="P20">Procedura 1</text:p>
            <text:p text:style-name="P20">Procedura 2</text:p>
            <text:p text:style-name="P20"/>
          </table:table-cell>
        </table:table-row>
      </table:table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adornments="Regular" style:font-pitch="variable"/>
    <style:font-face style:name="Wingdings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border-line-width-bottom="0.106cm 0.026cm 0.026cm" fo:padding-left="0cm" fo:padding-right="0cm" fo:padding-top="0cm" fo:padding-bottom="0.035cm" fo:border-left="none" fo:border-right="none" fo:border-top="none" fo:border-bottom="4.51pt double #622423"/>
      <style:text-properties officeooo:paragraph-rsid="001351db"/>
    </style:style>
    <style:style style:name="MT1" style:family="text">
      <style:text-properties style:font-name="Cambria" fo:font-size="16pt" style:font-name-asian="F" style:font-size-asian="16pt" style:font-name-complex="F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 loext:marker-style-name="MT1"><text:span text:style-name="MT1">A</text:span><loext:content-control loext:plain-text="true" loext:alias="Titolo" loext:id="695769"><text:span text:style-name="MT1">NALISI E DEFINIZIONE DI UN TEST PER UN SOFTWARE DI GESTIONE DI UN MAGAZZINO</text:span></loext:content-control></text:p>
      </style:header>
    </style:master-page>
    <style:master-page style:name="Converted1" style:page-layout-name="Mpm2" draw:style-name="Mdp1">
      <style:header>
        <text:p text:style-name="Header"/>
      </style:header>
    </style:master-page>
    <style:master-page style:name="Converted2" style:page-layout-name="Mpm2" draw:style-name="Mdp1">
      <style:header>
        <text:p text:style-name="Header"/>
      </style:header>
    </style:master-page>
    <style:master-page style:name="Converted3" style:page-layout-name="Mpm2" draw:style-name="Mdp1">
      <style:header>
        <text:h text:style-name="Heading_20_1" text:outline-level="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3:00:57.965407889</meta:creation-date>
    <dc:date>2024-02-16T23:31:34.399666702</dc:date>
    <meta:editing-duration>PT18M43S</meta:editing-duration>
    <meta:editing-cycles>2</meta:editing-cycles>
    <meta:generator>LibreOffice/24.2.0.3$MacOSX_X86_64 LibreOffice_project/da48488a73ddd66ea24cf16bbc4f7b9c08e9bea1</meta:generator>
    <meta:document-statistic meta:table-count="4" meta:image-count="0" meta:object-count="0" meta:page-count="6" meta:paragraph-count="87" meta:word-count="519" meta:character-count="3234" meta:non-whitespace-character-count="2810"/>
  </office:meta>
</office:document-meta>
</file>